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fo:min-height="11.851cm"/>
    </style:style>
    <style:style style:name="P1" style:family="paragraph">
      <style:paragraph-properties fo:line-height="150%"/>
    </style:style>
    <style:style style:name="P2" style:family="paragraph">
      <style:paragraph-properties fo:line-height="150%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834cm" svg:height="12.101cm" svg:x="0.203cm" svg:y="0.046cm">
          <draw:text-box>
            <text:p text:style-name="P1"><text:span text:style-name="T1">do { <text:s text:c="3"/></text:span></text:p>
            <text:p text:style-name="P1"><text:span text:style-name="T1"><text:s text:c="5"/></text:span><text:span text:style-name="T1"><text:tab/></text:span><text:span text:style-name="T2">R1 </text:span><text:span text:style-name="T1">= R8 + R7;</text:span></text:p>
            <text:p text:style-name="P1"><text:span text:style-name="T1"><text:s text:c="5"/></text:span><text:span text:style-name="T1"><text:tab/></text:span><text:span text:style-name="T1">for(j=0; j&lt;R6; j++) {</text:span></text:p>
            <text:p text:style-name="P1"><text:span text:style-name="T1"><text:tab/></text:span><text:span text:style-name="T1"><text:tab/></text:span><text:span text:style-name="T1">for(i=0; i&lt;R14; i++) {</text:span></text:p>
            <text:p text:style-name="P1"><text:span text:style-name="T1"><text:s text:c="10"/></text:span><text:span text:style-name="T1"><text:tab/></text:span><text:span text:style-name="T1"><text:tab/></text:span><text:span text:style-name="T1"><text:tab/></text:span><text:span text:style-name="T1">mem0B[</text:span><text:span text:style-name="T2">R1</text:span><text:span text:style-name="T1">+j*R13+i] = </text:span></text:p>
            <text:p text:style-name="P1"><text:span text:style-name="T1"><text:tab/></text:span><text:span text:style-name="T1"><text:tab/></text:span><text:span text:style-name="T1"><text:tab/></text:span><text:span text:style-name="T1"> <text:s text:c="4"/></text:span><text:span text:style-name="T1">(mem1A[</text:span><text:span text:style-name="T2">R1</text:span><text:span text:style-name="T1">+j*R13+i] * mem2B[1025+j*R2+R10*i]) -</text:span></text:p>
            <text:p text:style-name="P1"><text:span text:style-name="T1"><text:s text:c="37"/></text:span><text:span text:style-name="T1">(mem0A[</text:span><text:span text:style-name="T2">R1</text:span><text:span text:style-name="T1">+j*R13+i] * mem2A[1024+j*R2+R10*i]); </text:span></text:p>
            <text:p text:style-name="P1"><text:span text:style-name="T1"><text:s text:c="32"/></text:span><text:span text:style-name="T1">mem1B[</text:span><text:span text:style-name="T2">R1</text:span><text:span text:style-name="T1">+j*R13+i] = </text:span></text:p>
            <text:p text:style-name="P1"><text:span text:style-name="T1"><text:s text:c="37"/></text:span><text:span text:style-name="T1">(mem1A[</text:span><text:span text:style-name="T2">R1</text:span><text:span text:style-name="T1">+j*R13+i] * mem2A[1024+j*R2+R10*i]) +</text:span></text:p>
            <text:p text:style-name="P1"><text:span text:style-name="T1"><text:s text:c="37"/></text:span><text:span text:style-name="T1">(mem0A[</text:span><text:span text:style-name="T2">R1</text:span><text:span text:style-name="T1">+j*R13+i] * mem2B[1025+j*R2+R10*i]);</text:span></text:p>
            <text:p text:style-name="P1"><text:span text:style-name="T1"><text:s text:c="21"/></text:span><text:span text:style-name="T1">}</text:span></text:p>
            <text:p text:style-name="P1"><text:span text:style-name="T1"><text:s text:c="10"/></text:span><text:span text:style-name="T1">} <text:s/></text:span></text:p>
            <text:p text:style-name="P1"><text:span text:style-name="T3"><text:s text:c="10"/></text:span><text:span text:style-name="T3">de.wait();</text:span></text:p>
            <text:p text:style-name="P1"><text:span text:style-name="T3"><text:s text:c="10"/></text:span><text:span text:style-name="T3">de.run();</text:span></text:p>
            <text:p text:style-name="P1"><text:span text:style-name="T4"><text:tab/></text:span><text:span text:style-name="T4">R7 = R7 + R6 + R6;</text:span></text:p>
            <text:p text:style-name="P1"><text:span text:style-name="T4"><text:tab/></text:span><text:span text:style-name="T4">R12 = R12 - 1;</text:span></text:p>
            <text:p text:style-name="P1"><text:span text:style-name="T4">} while(R12 != 0)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Sousa</meta:initial-creator>
    <meta:creation-date>2017-07-20T16:52:42.851034865</meta:creation-date>
    <dc:date>2017-09-23T16:27:51</dc:date>
    <dc:creator>Joao Lopes</dc:creator>
    <meta:editing-duration>PT1H2M3S</meta:editing-duration>
    <meta:editing-cycles>12</meta:editing-cycles>
    <meta:generator>LibreOffice/3.5$Linux_X86_64 LibreOffice_project/350m1$Build-2</meta:generator>
    <meta:document-statistic meta:object-count="1"/>
  </office:meta>
</office:document-meta>
</file>